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E000000CC5CCA22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5.4</text:p>
      <text:p text:style-name="Standard"/>
      <text:p text:style-name="Standard"><draw:frame draw:style-name="fr1" draw:name="gráficos1" text:anchor-type="paragraph" svg:width="17cm" svg:height="3.341cm" draw:z-index="0"><draw:image xlink:href="Pictures/100000000000040E000000CC5CCA22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 Sala Raventos</meta:initial-creator>
    <meta:creation-date>2016-10-22T20:50:06.36</meta:creation-date>
    <meta:document-statistic meta:table-count="0" meta:image-count="1" meta:object-count="0" meta:page-count="1" meta:paragraph-count="1" meta:word-count="1" meta:character-count="5"/>
    <dc:date>2016-10-22T21:28:47</dc:date>
    <dc:creator>Niko Sala Raventos</dc:creator>
    <meta:editing-duration>PT23M27S</meta:editing-duration>
    <meta:editing-cycles>1</meta:editing-cycles>
    <meta:generator>OpenOffice/4.1.1$Win32 OpenOffice.org_project/411m6$Build-9775</meta:generator>
  </office:meta>
</office:document-meta>
</file>